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2f0d" officeooo:paragraph-rsid="00132f0d"/>
    </style:style>
    <style:style style:name="P2" style:family="paragraph" style:parent-style-name="Standard">
      <style:text-properties fo:color="#999999" loext:opacity="100%" fo:font-size="10.5pt" officeooo:rsid="00132f0d" officeooo:paragraph-rsid="00132f0d" style:font-size-asian="10.5pt" style:font-size-complex="10.5pt"/>
    </style:style>
    <style:style style:name="P3" style:family="paragraph" style:parent-style-name="Standard">
      <style:text-properties fo:color="#999999" loext:opacity="100%" officeooo:rsid="00132f0d" officeooo:paragraph-rsid="00132f0d"/>
    </style:style>
    <style:style style:name="P4" style:family="paragraph" style:parent-style-name="Standard">
      <style:text-properties fo:color="#2a6099" loext:opacity="100%" fo:font-size="10.5pt" fo:font-weight="bold" officeooo:rsid="00132f0d" officeooo:paragraph-rsid="00132f0d" fo:background-color="transparent" style:font-size-asian="10.5pt" style:font-weight-asian="bold" style:font-size-complex="10.5pt" style:font-weight-complex="bold"/>
    </style:style>
    <style:style style:name="P5" style:family="paragraph" style:parent-style-name="Standard">
      <style:text-properties fo:color="#2a6099" loext:opacity="100%" fo:font-size="10.5pt" fo:font-weight="bold" officeooo:rsid="00132f0d" officeooo:paragraph-rsid="00152c0d" fo:background-color="transparent" style:font-size-asian="10.5pt" style:font-weight-asian="bold" style:font-size-complex="10.5pt" style:font-weight-complex="bold"/>
    </style:style>
    <style:style style:name="P6" style:family="paragraph" style:parent-style-name="Standard">
      <style:text-properties fo:color="#2a6099" loext:opacity="100%" fo:font-size="10.5pt" fo:font-weight="bold" officeooo:rsid="00132f0d" officeooo:paragraph-rsid="0020b5fb" fo:background-color="transparent" style:font-size-asian="10.5pt" style:font-weight-asian="bold" style:font-size-complex="10.5pt" style:font-weight-complex="bold"/>
    </style:style>
    <style:style style:name="P7" style:family="paragraph" style:parent-style-name="Standard">
      <style:text-properties fo:color="#2a6099" loext:opacity="100%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text-properties fo:color="#2a6099" loext:opacity="100%" fo:font-size="10pt" fo:font-weight="bold" officeooo:paragraph-rsid="001593da" style:font-size-asian="10pt" style:font-weight-asian="bold" style:font-size-complex="10pt" style:font-weight-complex="bold"/>
    </style:style>
    <style:style style:name="P9" style:family="paragraph" style:parent-style-name="Standard">
      <style:text-properties fo:color="#2a6099" loext:opacity="100%" fo:font-size="10pt" fo:font-weight="bold" officeooo:paragraph-rsid="001ac0c1" style:font-size-asian="10pt" style:font-weight-asian="bold" style:font-size-complex="10pt" style:font-weight-complex="bold"/>
    </style:style>
    <style:style style:name="P10" style:family="paragraph" style:parent-style-name="Standard">
      <style:text-properties fo:color="#2a6099" loext:opacity="100%" style:font-name="Liberation Serif" fo:font-size="10pt" fo:font-weight="bold" officeooo:rsid="00132f0d" officeooo:paragraph-rsid="001afb69" fo:background-color="transparent" style:font-size-asian="10pt" style:font-weight-asian="bold" style:font-size-complex="10pt" style:font-weight-complex="bold"/>
    </style:style>
    <style:style style:name="P11" style:family="paragraph" style:parent-style-name="Standard">
      <style:text-properties fo:color="#2a6099" loext:opacity="100%" style:font-name="Liberation Serif" fo:font-size="10pt" fo:font-weight="bold" officeooo:rsid="00132f0d" officeooo:paragraph-rsid="00211fd2" fo:background-color="transparent" style:font-size-asian="10pt" style:font-weight-asian="bold" style:font-size-complex="10pt" style:font-weight-complex="bold"/>
    </style:style>
    <style:style style:name="P12" style:family="paragraph" style:parent-style-name="Standard">
      <style:text-properties fo:color="#2a6099" loext:opacity="100%" style:font-name="Liberation Serif" fo:font-size="10pt" fo:font-weight="bold" officeooo:rsid="00132f0d" officeooo:paragraph-rsid="002b74d7" fo:background-color="transparent" style:font-size-asian="10pt" style:font-weight-asian="bold" style:font-size-complex="10pt" style:font-weight-complex="bold"/>
    </style:style>
    <style:style style:name="P13" style:family="paragraph" style:parent-style-name="Standard">
      <style:text-properties fo:color="#2a6099" loext:opacity="100%" style:font-name="Liberation Serif" fo:font-size="10pt" fo:font-weight="bold" officeooo:rsid="0020b5fb" officeooo:paragraph-rsid="0020b5fb" fo:background-color="transparent" style:font-size-asian="10pt" style:font-weight-asian="bold" style:font-size-complex="10pt" style:font-weight-complex="bold"/>
    </style:style>
    <style:style style:name="P14" style:family="paragraph" style:parent-style-name="Standard">
      <style:text-properties officeooo:rsid="0017697b" officeooo:paragraph-rsid="0017697b"/>
    </style:style>
    <style:style style:name="P15" style:family="paragraph" style:parent-style-name="Standard">
      <style:text-properties officeooo:rsid="001afb69" officeooo:paragraph-rsid="001afb69"/>
    </style:style>
    <style:style style:name="P16" style:family="paragraph" style:parent-style-name="Standard">
      <style:text-properties fo:color="#ff0000" loext:opacity="100%" officeooo:rsid="001f2903" officeooo:paragraph-rsid="001f2903"/>
    </style:style>
    <style:style style:name="P17" style:family="paragraph" style:parent-style-name="Standard">
      <style:text-properties fo:color="#069a2e" loext:opacity="100%" fo:font-size="10pt" style:font-size-asian="10pt" style:font-size-complex="10pt"/>
    </style:style>
    <style:style style:name="P18" style:family="paragraph" style:parent-style-name="Standard">
      <style:text-properties fo:color="#c9211e" loext:opacity="100%" fo:font-size="16pt" fo:font-weight="bold" officeooo:rsid="00113f36" officeooo:paragraph-rsid="00113f36" style:font-size-asian="16pt" style:font-weight-asian="bold" style:font-size-complex="16pt" style:font-weight-complex="bold"/>
    </style:style>
    <style:style style:name="P19" style:family="paragraph" style:parent-style-name="Standard">
      <style:text-properties fo:color="#000000" loext:opacity="100%" fo:font-size="10pt" fo:font-weight="bold" officeooo:paragraph-rsid="00278808" style:font-size-asian="10pt" style:font-weight-asian="bold" style:font-size-complex="10pt" style:font-weight-complex="bold"/>
    </style:style>
    <style:style style:name="P20" style:family="paragraph" style:parent-style-name="Standard">
      <style:text-properties fo:color="#000000" loext:opacity="100%" fo:font-size="10pt" fo:font-weight="bold" officeooo:paragraph-rsid="00297a98" style:font-size-asian="10pt" style:font-weight-asian="bold" style:font-size-complex="10pt" style:font-weight-complex="bold"/>
    </style:style>
    <style:style style:name="P21" style:family="paragraph" style:parent-style-name="Standard">
      <style:text-properties officeooo:rsid="001ac0c1" officeooo:paragraph-rsid="00278808"/>
    </style:style>
    <style:style style:name="P22" style:family="paragraph" style:parent-style-name="Standard">
      <style:text-properties fo:font-weight="bold" officeooo:rsid="001ac0c1" officeooo:paragraph-rsid="00278808" style:font-weight-asian="bold" style:font-weight-complex="bold"/>
    </style:style>
    <style:style style:name="P23" style:family="paragraph" style:parent-style-name="Standard">
      <style:text-properties fo:color="#c9211e" loext:opacity="100%" fo:font-size="16pt" fo:font-weight="bold" officeooo:rsid="002d255e" officeooo:paragraph-rsid="002d255e" style:font-size-asian="16pt" style:font-weight-asian="bold" style:font-size-complex="16pt" style:font-weight-complex="bold"/>
    </style:style>
    <style:style style:name="P24" style:family="paragraph" style:parent-style-name="Standard">
      <style:paragraph-properties fo:break-before="page"/>
      <style:text-properties fo:color="#c9211e" loext:opacity="100%" fo:font-size="16pt" fo:font-weight="bold" officeooo:rsid="002d255e" officeooo:paragraph-rsid="002d255e" style:font-size-asian="16pt" style:font-weight-asian="bold" style:font-size-complex="16pt" style:font-weight-complex="bold"/>
    </style:style>
    <style:style style:name="T1" style:family="text">
      <style:text-properties officeooo:rsid="00132f0d"/>
    </style:style>
    <style:style style:name="T2" style:family="text">
      <style:text-properties officeooo:rsid="00152c0d"/>
    </style:style>
    <style:style style:name="T3" style:family="text">
      <style:text-properties officeooo:rsid="001593da"/>
    </style:style>
    <style:style style:name="T4" style:family="text">
      <style:text-properties officeooo:rsid="001ac0c1"/>
    </style:style>
    <style:style style:name="T5" style:family="text">
      <style:text-properties fo:color="#ff0000" loext:opacity="100%"/>
    </style:style>
    <style:style style:name="T6" style:family="text">
      <style:text-properties fo:color="#ff0000" loext:opacity="100%" officeooo:rsid="001afb69"/>
    </style:style>
    <style:style style:name="T7" style:family="text">
      <style:text-properties fo:color="#ff0000" loext:opacity="100%" officeooo:rsid="001ac0c1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20b5fb"/>
    </style:style>
    <style:style style:name="T10" style:family="text">
      <style:text-properties fo:font-size="10pt" officeooo:rsid="0020b5fb" style:font-size-asian="10pt" style:font-size-complex="10pt"/>
    </style:style>
    <style:style style:name="T11" style:family="text">
      <style:text-properties fo:font-variant="normal" fo:text-transform="none" fo:color="#ff0000" loext:opacity="100%" fo:letter-spacing="normal" fo:font-style="normal" officeooo:rsid="001ac0c1"/>
    </style:style>
    <style:style style:name="T12" style:family="text">
      <style:text-properties officeooo:rsid="00278808"/>
    </style:style>
    <style:style style:name="T13" style:family="text">
      <style:text-properties fo:color="#c9211e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bookmark text:name="Buildroot"/>Buildroot</text:p>
      <text:p text:style-name="P1">Сборка в Docker образа для OrangePi one</text:p>
      <text:p text:style-name="P2">Dockerfile</text:p>
      <text:p text:style-name="P4">FROM ubuntu:16.04</text:p>
      <text:p text:style-name="P4">ENV DEBIAN_FRONTEND noninteractive <text:s/>#не задавать вопросов</text:p>
      <text:p text:style-name="P4">RUN apt-get update &amp;&amp; apt-get install -y make <text:span text:style-name="T4">mc </text:span>binutils build-essential diffutils gcc g++ patch bzip2 cpio unzip rsync file bc findutils wget git locales</text:p>
      <text:p text:style-name="P4">RUN export DEBIAN_FRONTEND=noninteractive &amp;&amp; locale-gen en_US.UTF-8 &amp;&amp; update-locale LC_ALL=en_US.UTF-8 LANG=en_US.UTF-8</text:p>
      <text:p text:style-name="P4">ENV LANG en_US.UTF-8</text:p>
      <text:p text:style-name="P4">ENV LC_ALL en_US.UTF-8</text:p>
      <text:p text:style-name="P6">RUN groupadd <text:span text:style-name="T10">user</text:span> &amp;&amp; useradd -p 123 -b /home -d /home/<text:span text:style-name="T10">user</text:span> -m -g <text:span text:style-name="T10">user</text:span> -s /bin/bash -G sudo <text:s/><text:span text:style-name="T10">user</text:span></text:p>
      <text:p text:style-name="P6">USER <text:s/><text:span text:style-name="T10">user</text:span></text:p>
      <text:p text:style-name="P4">WORKDIR /home/evg</text:p>
      <text:p text:style-name="P5">RUN git clone --single-branch --branch 2020.11.x --progress git://git.buildroot.net/buildroot <text:s/></text:p>
      <text:p text:style-name="P5"><text:span text:style-name="T2">RUN</text:span> cd buildroot &amp;&amp; <text:s/>make orangepi_one_defconfig &amp;&amp; make </text:p>
      <text:p text:style-name="P4">CMD ["/bin/bash"]</text:p>
      <text:p text:style-name="Standard"/>
      <text:p text:style-name="P3">Запуск</text:p>
      <text:p text:style-name="P7">#!/usr/bin/bash</text:p>
      <text:p text:style-name="P7">#docker build --no-cache -t <text:span text:style-name="T3">orange_pi_one_image</text:span> <text:s/>${PWD}</text:p>
      <text:p text:style-name="P8">docker build -t <text:span text:style-name="T3">buildroot_orange_pi_one_image</text:span> <text:s/>${PWD}</text:p>
      <text:p text:style-name="P8">docker run --name <text:span text:style-name="T3">orange_pi_one_image</text:span> <text:s text:c="2"/><text:span text:style-name="T3">buildroot_orange_pi_one_image</text:span></text:p>
      <text:p text:style-name="P7">rm -rf images</text:p>
      <text:p text:style-name="P8">docker cp <text:span text:style-name="T3">orange_pi_one_image</text:span>:/home/<text:span text:style-name="T9">user</text:span>/buildroot/output/images .</text:p>
      <text:p text:style-name="P8">docker rm <text:span text:style-name="T3">orange_pi_one_image</text:span> </text:p>
      <text:p text:style-name="Standard"/>
      <text:p text:style-name="P14">???? Почему то запускается только из папки</text:p>
      <text:p text:style-name="Standard">/home/user/SOFT/Github/Arm/Embedded_Linux/2024_03_22_Buildroot/build_in_Docker</text:p>
      <text:p text:style-name="Standard"/>
      <text:p text:style-name="Standard"/>
      <text:p text:style-name="P15">Пробую</text:p>
      <text:p text:style-name="P10">FROM ubuntu:<text:span text:style-name="T6">22</text:span><text:span text:style-name="T5">.04</text:span></text:p>
      <text:p text:style-name="P10">ENV DEBIAN_FRONTEND noninteractive <text:s/>#не задавать вопросов</text:p>
      <text:p text:style-name="P10">RUN apt-get update &amp;&amp; apt-get install -y make<text:span text:style-name="T4"> </text:span>binutils build-essential diffutils gcc g++ patch bzip2 cpio unzip rsync file bc findutils wget git locales</text:p>
      <text:p text:style-name="P13">RUN <text:s/><text:span text:style-name="T1">apt-get install -y </text:span><text:span text:style-name="T7">mc </text:span><text:span text:style-name="T11">libncurses5-dev libncursesw5-dev qtbase5-dev qt5-qmake</text:span></text:p>
      <text:p text:style-name="P10">RUN export DEBIAN_FRONTEND=noninteractive &amp;&amp; locale-gen en_US.UTF-8 &amp;&amp; update-locale LC_ALL=en_US.UTF-8 LANG=en_US.UTF-8</text:p>
      <text:p text:style-name="P10">ENV LANG en_US.UTF-8</text:p>
      <text:p text:style-name="P10">ENV LC_ALL en_US.UTF-8</text:p>
      <text:p text:style-name="P11">RUN groupadd <text:span text:style-name="T9">user</text:span> &amp;&amp; useradd -p 123 -b /home -d /home/<text:span text:style-name="T9">user</text:span> -m -g <text:span text:style-name="T9">user</text:span> -s /bin/bash -G sudo <text:s/><text:span text:style-name="T9">user</text:span></text:p>
      <text:p text:style-name="P10">USER <text:span text:style-name="T9">user</text:span></text:p>
      <text:p text:style-name="P10">WORKDIR /home/<text:span text:style-name="T9">user</text:span></text:p>
      <text:p text:style-name="P10">RUN git clone --single-branch <text:span text:style-name="T5">--branch 202</text:span><text:span text:style-name="T6">4</text:span><text:span text:style-name="T5">.</text:span><text:span text:style-name="T6">08</text:span><text:span text:style-name="T5">.x</text:span> --progress git://git.buildroot.net/buildroot <text:s/></text:p>
      <text:p text:style-name="P12"><text:span text:style-name="T2">RUN</text:span> cd buildroot &amp;&amp; <text:s/><text:span text:style-name="T13">make raspberrypi4_defconfig</text:span> &amp;&amp; make </text:p>
      <text:p text:style-name="P10">CMD ["/bin/bash"]</text:p>
      <text:p text:style-name="Standard"/>
      <text:p text:style-name="P3">Изменить правила сборки</text:p>
      <text:p text:style-name="P9">docker run --name <text:span text:style-name="T3">orange_pi_one_image</text:span> <text:s/>--<text:span text:style-name="T4">rm -it</text:span> <text:span text:style-name="T3">buildroot_orange_pi_one_image</text:span></text:p>
      <text:p text:style-name="P21"><text:span text:style-name="T9">user</text:span>@30564f66a0e1:~$ <text:span text:style-name="T12">cd buildroot</text:span></text:p>
      <text:p text:style-name="P22">mc</text:p>
      <text:p text:style-name="P19">make list-defconfigs</text:p>
      <text:p text:style-name="P19">make beaglebone_defconfig</text:p>
      <text:p text:style-name="P20">make raspberrypi4_defconfig</text:p>
      <text:p text:style-name="P19">make <text:s/></text:p>
      <text:p text:style-name="P19">make 2&gt;&amp;1 | tee build.log</text:p>
      <text:p text:style-name="P16">Образ успешно создается но не работает</text:p>
      <text:p text:style-name="Standard"/>
      <text:p text:style-name="Standard">evg@30564f66a0e1:~/buildroot$ <text:span text:style-name="T8">make help</text:span></text:p>
      <text:p text:style-name="P17">Cleaning:</text:p>
      <text:p text:style-name="P17"><text:s text:c="2"/>clean <text:s text:c="17"/>- delete all files created by build</text:p>
      <text:p text:style-name="P17"><text:soft-page-break/><text:s text:c="2"/>distclean <text:s text:c="13"/>- delete all non-source files (including .config)</text:p>
      <text:p text:style-name="P17"/>
      <text:p text:style-name="P17">Build:</text:p>
      <text:p text:style-name="P17"><text:s text:c="2"/>all <text:s text:c="19"/>- make world</text:p>
      <text:p text:style-name="P17"><text:s text:c="2"/>toolchain <text:s text:c="9"/>- build toolchain</text:p>
      <text:p text:style-name="P17"><text:s text:c="2"/>sdk <text:s text:c="19"/>- build relocatable SDK</text:p>
      <text:p text:style-name="P17"/>
      <text:p text:style-name="P17">Configuration:</text:p>
      <text:p text:style-name="P17"><text:s text:c="2"/>menuconfig <text:s text:c="12"/>- interactive curses-based configurator</text:p>
      <text:p text:style-name="P17"><text:s text:c="2"/>nconfig <text:s text:c="15"/>- interactive ncurses-based configurator</text:p>
      <text:p text:style-name="P17"><text:s text:c="2"/>xconfig <text:s text:c="15"/>- interactive Qt-based configurator</text:p>
      <text:p text:style-name="P17"><text:s text:c="2"/>gconfig <text:s text:c="15"/>- interactive GTK-based configurator</text:p>
      <text:p text:style-name="P17"><text:s text:c="2"/>oldconfig <text:s text:c="13"/>- resolve any unresolved symbols in .config</text:p>
      <text:p text:style-name="P17"><text:s text:c="2"/>syncconfig <text:s text:c="12"/>- Same as oldconfig, but quietly, additionally update deps</text:p>
      <text:p text:style-name="P17"><text:s text:c="2"/>olddefconfig <text:s text:c="10"/>- Same as syncconfig but sets new symbols to their default value</text:p>
      <text:p text:style-name="P17"><text:s text:c="2"/>randconfig <text:s text:c="12"/>- New config with random answer to all options</text:p>
      <text:p text:style-name="P17"><text:s text:c="2"/>defconfig <text:s text:c="13"/>- New config with default answer to all options;</text:p>
      <text:p text:style-name="P17"><text:s text:c="29"/>BR2_DEFCONFIG, if set on the command line, is used as input</text:p>
      <text:p text:style-name="P17"><text:s text:c="2"/>savedefconfig <text:s text:c="9"/>- Save current config to BR2_DEFCONFIG (minimal config)</text:p>
      <text:p text:style-name="P17"><text:s text:c="2"/>update-defconfig <text:s text:c="6"/>- Same as savedefconfig</text:p>
      <text:p text:style-name="P17"><text:s text:c="2"/>allyesconfig <text:s text:c="10"/>- New config where all options are accepted with yes</text:p>
      <text:p text:style-name="P17"><text:s text:c="2"/>allnoconfig <text:s text:c="11"/>- New config where all options are answered with no</text:p>
      <text:p text:style-name="P17"><text:s text:c="2"/>alldefconfig <text:s text:c="10"/>- New config where all options are set to default</text:p>
      <text:p text:style-name="P17"><text:s text:c="2"/>randpackageconfig <text:s text:c="5"/>- New config with random answer to package options</text:p>
      <text:p text:style-name="P17"><text:s text:c="2"/>allyespackageconfig <text:s text:c="3"/>- New config where pkg options are accepted with yes</text:p>
      <text:p text:style-name="P17"><text:s text:c="2"/>allnopackageconfig <text:s text:c="4"/>- New config where package options are answered with no</text:p>
      <text:p text:style-name="P17"/>
      <text:p text:style-name="P17">Package-specific:</text:p>
      <text:p text:style-name="P17"><text:s text:c="2"/>&lt;pkg&gt; <text:s text:c="17"/>- Build and install &lt;pkg&gt; and all its dependencies</text:p>
      <text:p text:style-name="P17"><text:s text:c="2"/>&lt;pkg&gt;-source <text:s text:c="10"/>- Only download the source files for &lt;pkg&gt;</text:p>
      <text:p text:style-name="P17"><text:s text:c="2"/>&lt;pkg&gt;-extract <text:s text:c="9"/>- Extract &lt;pkg&gt; sources</text:p>
      <text:p text:style-name="P17"><text:s text:c="2"/>&lt;pkg&gt;-patch <text:s text:c="11"/>- Apply patches to &lt;pkg&gt;</text:p>
      <text:p text:style-name="P17"><text:s text:c="2"/>&lt;pkg&gt;-depends <text:s text:c="9"/>- Build &lt;pkg&gt;'s dependencies</text:p>
      <text:p text:style-name="P17"><text:s text:c="2"/>&lt;pkg&gt;-configure <text:s text:c="7"/>- Build &lt;pkg&gt; up to the configure step</text:p>
      <text:p text:style-name="P17"><text:s text:c="2"/>&lt;pkg&gt;-build <text:s text:c="11"/>- Build &lt;pkg&gt; up to the build step</text:p>
      <text:p text:style-name="P17"><text:s text:c="2"/>&lt;pkg&gt;-show-info <text:s text:c="7"/>- generate info about &lt;pkg&gt;, as a JSON blurb</text:p>
      <text:p text:style-name="P17"><text:s text:c="2"/>&lt;pkg&gt;-show-depends <text:s text:c="4"/>- List packages on which &lt;pkg&gt; depends</text:p>
      <text:p text:style-name="P17"><text:s text:c="2"/>&lt;pkg&gt;-show-rdepends <text:s text:c="3"/>- List packages which have &lt;pkg&gt; as a dependency</text:p>
      <text:p text:style-name="P17"><text:s text:c="2"/>&lt;pkg&gt;-show-recursive-depends</text:p>
      <text:p text:style-name="P17"><text:s text:c="25"/>- Recursively list packages on which &lt;pkg&gt; depends</text:p>
      <text:p text:style-name="P17"><text:s text:c="2"/>&lt;pkg&gt;-show-recursive-rdepends</text:p>
      <text:p text:style-name="P17"><text:s text:c="25"/>- Recursively list packages which have &lt;pkg&gt; as a dependency</text:p>
      <text:p text:style-name="P17"><text:s text:c="2"/>&lt;pkg&gt;-graph-depends <text:s text:c="3"/>- Generate a graph of &lt;pkg&gt;'s dependencies</text:p>
      <text:p text:style-name="P17"><text:s text:c="2"/>&lt;pkg&gt;-graph-rdepends <text:s text:c="2"/>- Generate a graph of &lt;pkg&gt;'s reverse dependencies</text:p>
      <text:p text:style-name="P17"><text:s text:c="2"/>&lt;pkg&gt;-graph-both-depends</text:p>
      <text:p text:style-name="P17"><text:s text:c="25"/>- Generate a graph of both &lt;pkg&gt;'s forward and</text:p>
      <text:p text:style-name="P17"><text:s text:c="27"/>reverse dependencies.</text:p>
      <text:p text:style-name="P17"><text:s text:c="2"/>&lt;pkg&gt;-dirclean <text:s text:c="8"/>- Remove &lt;pkg&gt; build directory</text:p>
      <text:p text:style-name="P17"><text:s text:c="2"/>&lt;pkg&gt;-reconfigure <text:s text:c="5"/>- Restart the build from the configure step</text:p>
      <text:p text:style-name="P17"><text:s text:c="2"/>&lt;pkg&gt;-rebuild <text:s text:c="9"/>- Restart the build from the build step</text:p>
      <text:p text:style-name="P17"><text:s text:c="2"/>&lt;pkg&gt;-reinstall <text:s text:c="7"/>- Restart the build from the install step</text:p>
      <text:p text:style-name="P17"/>
      <text:p text:style-name="P17">busybox:</text:p>
      <text:p text:style-name="P17"><text:s text:c="2"/>busybox-menuconfig <text:s text:c="4"/>- Run busybox menuconfig</text:p>
      <text:p text:style-name="P17"><text:s text:c="2"/>busybox-xconfig <text:s text:c="7"/>- Run busybox xconfig</text:p>
      <text:p text:style-name="P17"><text:s text:c="2"/>busybox-gconfig <text:s text:c="7"/>- Run busybox gconfig</text:p>
      <text:p text:style-name="P17"><text:s text:c="2"/>busybox-update-config <text:s/>- Save the busybox configuration as a full .config file</text:p>
      <text:p text:style-name="P17"><text:s text:c="29"/>to package/busybox/busybox.config</text:p>
      <text:p text:style-name="P17"><text:s text:c="29"/>(or override with BUSYBOX_KCONFIG_FILE)</text:p>
      <text:p text:style-name="P17"/>
      <text:p text:style-name="P17">uboot:</text:p>
      <text:p text:style-name="P17"><text:s text:c="2"/>uboot-menuconfig <text:s text:c="6"/>- Run uboot menuconfig</text:p>
      <text:p text:style-name="P17"><text:s text:c="2"/>uboot-xconfig <text:s text:c="9"/>- Run uboot xconfig</text:p>
      <text:p text:style-name="P17"><text:soft-page-break/><text:s text:c="2"/>uboot-gconfig <text:s text:c="9"/>- Run uboot gconfig</text:p>
      <text:p text:style-name="P17"><text:s text:c="2"/>uboot-nconfig <text:s text:c="9"/>- Run uboot nconfig</text:p>
      <text:p text:style-name="P17"/>
      <text:p text:style-name="P17">linux:</text:p>
      <text:p text:style-name="P17"><text:s text:c="2"/>linux-menuconfig <text:s text:c="6"/>- Run linux menuconfig</text:p>
      <text:p text:style-name="P17"><text:s text:c="2"/>linux-xconfig <text:s text:c="9"/>- Run linux xconfig</text:p>
      <text:p text:style-name="P17"><text:s text:c="2"/>linux-gconfig <text:s text:c="9"/>- Run linux gconfig</text:p>
      <text:p text:style-name="P17"><text:s text:c="2"/>linux-nconfig <text:s text:c="9"/>- Run linux nconfig</text:p>
      <text:p text:style-name="P17"/>
      <text:p text:style-name="P17">Documentation:</text:p>
      <text:p text:style-name="P17"><text:s text:c="2"/>manual <text:s text:c="16"/>- build manual in all formats</text:p>
      <text:p text:style-name="P17"><text:s text:c="2"/>manual-html <text:s text:c="11"/>- build manual in HTML</text:p>
      <text:p text:style-name="P17"><text:s text:c="2"/>manual-split-html <text:s text:c="5"/>- build manual in split HTML</text:p>
      <text:p text:style-name="P17"><text:s text:c="2"/>manual-pdf <text:s text:c="12"/>- build manual in PDF</text:p>
      <text:p text:style-name="P17"><text:s text:c="2"/>manual-text <text:s text:c="11"/>- build manual in text</text:p>
      <text:p text:style-name="P17"><text:s text:c="2"/>manual-epub <text:s text:c="11"/>- build manual in ePub</text:p>
      <text:p text:style-name="P17"><text:s text:c="2"/>graph-build <text:s text:c="11"/>- generate graphs of the build times</text:p>
      <text:p text:style-name="P17"><text:s text:c="2"/>graph-depends <text:s text:c="9"/>- generate graph of the dependency tree</text:p>
      <text:p text:style-name="P17"><text:s text:c="2"/>graph-size <text:s text:c="12"/>- generate stats of the filesystem size</text:p>
      <text:p text:style-name="P17"><text:s text:c="2"/>list-defconfigs <text:s text:c="7"/>- list all defconfigs (pre-configured minimal systems)</text:p>
      <text:p text:style-name="P17"/>
      <text:p text:style-name="P17">Miscellaneous:</text:p>
      <text:p text:style-name="P17"><text:s text:c="2"/>source <text:s text:c="16"/>- download all sources needed for offline-build</text:p>
      <text:p text:style-name="P17"><text:s text:c="2"/>external-deps <text:s text:c="9"/>- list external packages used</text:p>
      <text:p text:style-name="P17"><text:s text:c="2"/>legal-info <text:s text:c="12"/>- generate info about license compliance</text:p>
      <text:p text:style-name="P17"><text:s text:c="2"/>show-info <text:s text:c="13"/>- generate info about packages, as a JSON blurb</text:p>
      <text:p text:style-name="P17"><text:s text:c="2"/>pkg-stats <text:s text:c="13"/>- generate info about packages as JSON and HTML</text:p>
      <text:p text:style-name="P17"><text:s text:c="2"/>printvars <text:s text:c="13"/>- dump internal variables selected with VARS=...</text:p>
      <text:p text:style-name="P17"><text:s text:c="2"/>show-vars <text:s text:c="13"/>- dump all internal variables as a JSON blurb; use VARS=...</text:p>
      <text:p text:style-name="P17"><text:s text:c="27"/>to limit the list to variables names matching that pattern</text:p>
      <text:p text:style-name="P17"/>
      <text:p text:style-name="P17"><text:s text:c="2"/>make V=0|1 <text:s text:c="12"/>- 0 =&gt; quiet build (default), 1 =&gt; verbose build</text:p>
      <text:p text:style-name="P17"><text:s text:c="2"/>make O=dir <text:s text:c="12"/>- Locate all output files in "dir", including .config</text:p>
      <text:p text:style-name="P17"/>
      <text:p text:style-name="P17">For further details, see README, generate the Buildroot manual, or consult</text:p>
      <text:p text:style-name="P17">it on-line at http://buildroot.org/docs.html</text:p>
      <text:p text:style-name="P17"/>
      <text:p text:style-name="Standard"/>
      <text:p text:style-name="Standard"/>
      <text:p text:style-name="Standard"><text:a xlink:type="simple" xlink:href="https://github.com/smsxgli/buildroot-orangepi-5" text:style-name="Internet_20_link" text:visited-style-name="Visited_20_Internet_20_Link">https://github.com/smsxgli/buildroot-orangepi-5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3"/>
      <text:p text:style-name="P24"><text:bookmark text:name="Yocto"/>Yocto</text:p>
      <text:p text:style-name="P23"/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1T06:09:14.060532285</meta:creation-date>
    <dc:date>2024-09-21T21:09:32.913789948</dc:date>
    <meta:editing-duration>PT3H58M35S</meta:editing-duration>
    <meta:editing-cycles>16</meta:editing-cycles>
    <meta:generator>LibreOffice/7.3.7.2$Linux_X86_64 LibreOffice_project/30$Build-2</meta:generator>
    <meta:document-statistic meta:table-count="0" meta:image-count="0" meta:object-count="0" meta:page-count="5" meta:paragraph-count="143" meta:word-count="894" meta:character-count="7459" meta:non-whitespace-character-count="5659"/>
  </office:meta>
</office:document-meta>
</file>